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851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PLENGTH_7_Algorithms_c_distribution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opalnia_DATASIZE_200_KNN_3_distanceAlgorithm_PROBABILITY_APLENGTH_7_Algorithms_c_distribution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3:58:54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